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93f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93f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93f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93f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93f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93f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93f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93f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93f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93f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93f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93f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93f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93f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93f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93f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93f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Fabricio Alfonzo Garcìa Mait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8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1969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lio Cèsar Garcìa Dìa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54448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2.6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0" meta:non-whitespace-character-count="1002"/>
    <meta:template xlink:type="simple" xlink:actuate="onRequest" xlink:title="Normal" xlink:href=""/>
  </office:meta>
</office:document-meta>
</file>